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size="10pt" style:font-size-asian="10pt" style:font-size-complex="10pt"/>
    </style:style>
    <style:style style:name="P2" style:family="paragraph" style:parent-style-name="Heading_20_2">
      <style:text-properties officeooo:rsid="001e8900" officeooo:paragraph-rsid="001e8900"/>
    </style:style>
    <style:style style:name="P3" style:family="paragraph" style:parent-style-name="Standard" style:list-style-name="L1">
      <style:text-properties officeooo:rsid="001486ca" officeooo:paragraph-rsid="001486ca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1b1820" officeooo:paragraph-rsid="001b1820"/>
    </style:style>
    <style:style style:name="P6" style:family="paragraph" style:parent-style-name="Standard" style:list-style-name="L6">
      <style:text-properties officeooo:rsid="001b1820" officeooo:paragraph-rsid="001b1820"/>
    </style:style>
    <style:style style:name="P7" style:family="paragraph" style:parent-style-name="Standard" style:list-style-name="L2">
      <style:text-properties officeooo:rsid="001691f6" officeooo:paragraph-rsid="001691f6"/>
    </style:style>
    <style:style style:name="P8" style:family="paragraph" style:parent-style-name="Standard" style:list-style-name="L3">
      <style:text-properties officeooo:rsid="00165543" officeooo:paragraph-rsid="00165543"/>
    </style:style>
    <style:style style:name="P9" style:family="paragraph" style:parent-style-name="Standard" style:list-style-name="L4">
      <style:text-properties officeooo:rsid="0019cca0" officeooo:paragraph-rsid="0019cca0"/>
    </style:style>
    <style:style style:name="P10" style:family="paragraph" style:parent-style-name="Standard" style:list-style-name="L5">
      <style:text-properties officeooo:rsid="001cd93e" officeooo:paragraph-rsid="001e7263"/>
    </style:style>
    <style:style style:name="P11" style:family="paragraph" style:parent-style-name="Standard" style:list-style-name="L5">
      <style:text-properties officeooo:rsid="001cd93e" officeooo:paragraph-rsid="001cd93e"/>
    </style:style>
    <style:style style:name="P12" style:family="paragraph" style:parent-style-name="Standard" style:list-style-name="L6">
      <style:text-properties officeooo:rsid="001cd93e" officeooo:paragraph-rsid="001cd93e"/>
    </style:style>
    <style:style style:name="P13" style:family="paragraph" style:parent-style-name="Standard" style:list-style-name="L5">
      <style:text-properties officeooo:rsid="001e7263" officeooo:paragraph-rsid="001e7263"/>
    </style:style>
    <style:style style:name="P14" style:family="paragraph" style:parent-style-name="Standard" style:list-style-name="L6">
      <style:text-properties officeooo:rsid="001a7736" officeooo:paragraph-rsid="001a7736"/>
    </style:style>
    <style:style style:name="P15" style:family="paragraph" style:parent-style-name="Text_20_body">
      <style:text-properties officeooo:rsid="001e8900" officeooo:paragraph-rsid="001e8900"/>
    </style:style>
    <style:style style:name="P16" style:family="paragraph" style:parent-style-name="Text_20_body">
      <style:text-properties officeooo:rsid="00201ece" officeooo:paragraph-rsid="00201ece"/>
    </style:style>
    <style:style style:name="T1" style:family="text">
      <style:text-properties style:font-name="FreeMono"/>
    </style:style>
    <style:style style:name="T2" style:family="text">
      <style:text-properties style:font-name="FreeMono" fo:background-color="#fff200" loext:char-shading-value="0"/>
    </style:style>
    <style:style style:name="T3" style:family="text">
      <style:text-properties officeooo:rsid="001691f6"/>
    </style:style>
    <style:style style:name="T4" style:family="text">
      <style:text-properties officeooo:rsid="001a06ae"/>
    </style:style>
    <style:style style:name="T5" style:family="text">
      <style:text-properties officeooo:rsid="001b1820"/>
    </style:style>
    <style:style style:name="T6" style:family="text">
      <style:text-properties style:font-name="Liberation Serif"/>
    </style:style>
    <style:style style:name="T7" style:family="text">
      <style:text-properties officeooo:rsid="001e8900"/>
    </style:style>
    <style:style style:name="T8" style:family="text">
      <style:text-properties style:font-name="FreeMono"/>
    </style:style>
    <style:style style:name="T9" style:family="text">
      <style:text-properties style:font-name="FreeMono" officeooo:rsid="00201e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veloper Notes for PHP Framework</text:h>
      <text:h text:style-name="Heading_20_2" text:outline-level="2">Configuration Files</text:h>
      <text:list xml:id="list2359970630" text:style-name="L1">
        <text:list-item>
          <text:p text:style-name="P3">Node – package.json</text:p>
        </text:list-item>
        <text:list-item>
          <text:p text:style-name="P3">Rollup – rollup.config.js</text:p>
        </text:list-item>
        <text:list-item>
          <text:p text:style-name="P3">Nginx – nginx.conf</text:p>
        </text:list-item>
        <text:list-item>
          <text:p text:style-name="P3">PHP – config.php</text:p>
        </text:list-item>
        <text:list-item>
          <text:p text:style-name="P3">PHPUnit – phpunit.xml</text:p>
        </text:list-item>
      </text:list>
      <text:h text:style-name="Heading_20_2" text:outline-level="2">Polyfills</text:h>
      <text:list xml:id="list2431056146" text:style-name="L2">
        <text:list-item>
          <text:p text:style-name="P4">A subproject is provided to collate javascript and CSS files for various polyfills.</text:p>
        </text:list-item>
        <text:list-item>
          <text:p text:style-name="P5">Located in the <text:span text:style-name="T1">polyfills</text:span> directory</text:p>
        </text:list-item>
        <text:list-item>
          <text:p text:style-name="P4">Two sets are produced. One for Internet Explorer, one for other browsers.</text:p>
        </text:list-item>
        <text:list-item>
          <text:p text:style-name="P4">CSS is collated with <text:a xlink:type="simple" xlink:href="https://www.npmjs.com/package/node-sass" text:style-name="Internet_20_link" text:visited-style-name="Visited_20_Internet_20_Link">SASS</text:a>. Javascript is collated with <text:a xlink:type="simple" xlink:href="https://rollupjs.org/guide/en/" text:style-name="Internet_20_link" text:visited-style-name="Visited_20_Internet_20_Link">Rollup</text:a>. Both are provided as Node modules.</text:p>
        </text:list-item>
        <text:list-item>
          <text:p text:style-name="P4">A makefile controls the overall process. Run <text:span text:style-name="T2">make</text:span> to create the <text:span text:style-name="T3">polyfill</text:span> files.</text:p>
        </text:list-item>
        <text:list-item>
          <text:p text:style-name="P7">Use <text:span text:style-name="T2">install-polyfill &lt;proj-dir&gt;</text:span> to i<text:span text:style-name="T4">n</text:span>stall polyfill files to a project.</text:p>
        </text:list-item>
      </text:list>
      <text:h text:style-name="P1" text:outline-level="2">TODO</text:h>
      <text:list xml:id="list3104771450" text:style-name="L3">
        <text:list-item>
          <text:p text:style-name="P8">Compacting javascript for min files.</text:p>
        </text:list-item>
      </text:list>
      <text:h text:style-name="Heading_20_2" text:outline-level="2">Installing and Setup</text:h>
      <text:list xml:id="list2893843395" text:style-name="L4">
        <text:list-item>
          <text:p text:style-name="P9"><text:span text:style-name="T1">skeleton</text:span> contains files for a new website.</text:p>
        </text:list-item>
        <text:list-item>
          <text:p text:style-name="P9"><text:span text:style-name="T1">skeleton/setup</text:span> contains scripts to use for setting up the site.</text:p>
        </text:list-item>
      </text:list>
      <text:h text:style-name="Heading_20_2" text:outline-level="2">Dependencies</text:h>
      <text:p text:style-name="Text_20_body">The framework makes use of the following packagist modules.</text:p>
      <text:list xml:id="list4239151943" text:style-name="L5">
        <text:list-item>
          <text:p text:style-name="P10">jaypha/array-table</text:p>
        </text:list-item>
        <text:list-item>
          <text:p text:style-name="P10">jaypha/mysqli-ext</text:p>
        </text:list-item>
        <text:list-item>
          <text:p text:style-name="P11">jaypha/mysqli-fixdb</text:p>
        </text:list-item>
        <text:list-item>
          <text:p text:style-name="P13">jaypha/jayponents</text:p>
        </text:list-item>
        <text:list-item>
          <text:p text:style-name="P10">jaypha/jayponents-latte</text:p>
        </text:list-item>
        <text:list-item>
          <text:p text:style-name="P10">jaypha/jayponents-html</text:p>
        </text:list-item>
        <text:list-item>
          <text:p text:style-name="P10">nette/command-line</text:p>
        </text:list-item>
        <text:list-item>
          <text:p text:style-name="P11">zbateson/mail-mime-parser</text:p>
        </text:list-item>
        <text:list-item>
          <text:p text:style-name="P11">psr/log</text:p>
        </text:list-item>
        <text:list-item>
          <text:p text:style-name="P10">psr/http-message</text:p>
        </text:list-item>
        <text:list-item>
          <text:p text:style-name="P10">firebase/php-jwt</text:p>
        </text:list-item>
        <text:list-item>
          <text:p text:style-name="P11">lfkeitel/phptotp</text:p>
        </text:list-item>
        <text:list-item>
          <text:p text:style-name="P11">werneckbh/qr-code</text:p>
        </text:list-item>
        <text:list-item>
          <text:p text:style-name="P11">phpunit/phpunit</text:p>
        </text:list-item>
      </text:list>
      <text:h text:style-name="P2" text:outline-level="2">Logging</text:h>
      <text:p text:style-name="P15">Logging is done via a PSR compatible logger. The functions <text:span text:style-name="T1">\setLogger()</text:span> and <text:span text:style-name="T1">\getLogger()</text:span> set and get the current logger respectively. The directory src/logging contains various logger classes. <text:span text:style-name="T1">\Jaypha\DevLogger</text:span> is typically used for development, while <text:span text:style-name="T1">\⁠Jaypha\ProductionLogger</text:span> is used for live installations.</text:p>
      <text:p text:style-name="P15"><text:soft-page-break/>The framework defines several global functions: <text:span text:style-name="T1">\debug()</text:span>, <text:span text:style-name="T1">\warn()</text:span>, <text:span text:style-name="T1">\error()</text:span> and <text:span text:style-name="T1">\⁠critical()</text:span>, which match their respective logger functions. Note that calling <text:span text:style-name="T1">\critical()</text:span> will gracefully terminate the program.</text:p>
      <text:h text:style-name="Heading_20_2" text:outline-level="2">Error Handling</text:h>
      <text:p text:style-name="P15">The framework sets up error handling in serveral ways. If an exception occurs, the function <text:span text:style-name="T1">\⁠critical()</text:span> is called with a full debug trace. If an error occurs, for development sites (<text:span text:style-name="T1">\</text:span><text:span text:style-name="T9">⁠</text:span><text:span text:style-name="T1">Config\DEBUG</text:span> is set to <text:span text:style-name="T1">true</text:span>), it is handled the same way as exceptions. Otherwise <text:span text:style-name="T1">\</text:span><text:span text:style-name="T9">⁠</text:span><text:span text:style-name="T1">warn(</text:span><text:span text:style-name="T9">⁠</text:span><text:span text:style-name="T1">)</text:span> is called.</text:p>
      <text:p text:style-name="P16">The function <text:span text:style-name="T1">\setErrorHandlers()</text:span> must be called for the above error handling to be enabled.</text:p>
      <text:h text:style-name="Heading_20_2" text:outline-level="2">Significant Files</text:h>
      <text:list xml:id="list1654823930" text:style-name="L6">
        <text:list-item>
          <text:p text:style-name="P14"><text:span text:style-name="T1">src/error-handling.php</text:span> – Error handling code, including error handling, <text:span text:style-name="T7">logging</text:span> and checking functions.</text:p>
        </text:list-item>
        <text:list-item>
          <text:p text:style-name="P14"><text:span text:style-name="T1">src/require.php</text:span> – Master <text:span text:style-name="T5">PHP </text:span>include file. Includes most other <text:span text:style-name="T5">PHP </text:span>source files.</text:p>
        </text:list-item>
        <text:list-item>
          <text:p text:style-name="P6"><text:span text:style-name="T1">src/import.js</text:span><text:span text:style-name="T6"> - </text:span>Master include file for javascript. Import this file into your javascript code.</text:p>
        </text:list-item>
        <text:list-item>
          <text:p text:style-name="P6"><text:span text:style-name="T1">src/import.scss</text:span> – Master include file for SASS. Import this into your SASS code.</text:p>
        </text:list-item>
        <text:list-item>
          <text:p text:style-name="P12"><text:span text:style-name="T1">src/jayponents-html/JayphaDocument.php</text:span> – Base HTML Document class for use with the framewor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7:16:07.274091778</meta:creation-date>
    <meta:generator>LibreOffice/6.0.7.3$Linux_X86_64 LibreOffice_project/00m0$Build-3</meta:generator>
    <dc:date>2019-12-02T09:33:49.929379974</dc:date>
    <meta:editing-duration>PT1H18M37S</meta:editing-duration>
    <meta:editing-cycles>7</meta:editing-cycles>
    <meta:document-statistic meta:table-count="0" meta:image-count="0" meta:object-count="0" meta:page-count="2" meta:paragraph-count="47" meta:word-count="360" meta:character-count="2497" meta:non-whitespace-character-count="2208"/>
  </office:meta>
</office:document-meta>
</file>